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92eb" officeooo:paragraph-rsid="000492eb"/>
    </style:style>
    <style:style style:name="P2" style:family="paragraph" style:parent-style-name="Standard">
      <style:text-properties officeooo:rsid="000492eb" officeooo:paragraph-rsid="00059135"/>
    </style:style>
    <style:style style:name="P3" style:family="paragraph" style:parent-style-name="Standard">
      <style:text-properties officeooo:rsid="0004f8c6" officeooo:paragraph-rsid="0004f8c6"/>
    </style:style>
    <style:style style:name="P4" style:family="paragraph" style:parent-style-name="Standard">
      <style:text-properties officeooo:rsid="00059135" officeooo:paragraph-rsid="00059135"/>
    </style:style>
    <style:style style:name="P5" style:family="paragraph" style:parent-style-name="Text_20_body">
      <style:paragraph-properties fo:margin-left="0in" fo:margin-right="0in" fo:margin-top="0in" fo:margin-bottom="0.1043in" loext:contextual-spacing="false" style:line-height-at-least="0.2083in" fo:widows="1" fo:text-indent="0in" style:auto-text-indent="false"/>
    </style:style>
    <style:style style:name="P6" style:family="paragraph" style:parent-style-name="Text_20_body" style:list-style-name="L1">
      <style:paragraph-properties fo:margin-left="0in" fo:margin-right="0in" fo:margin-top="0in" fo:margin-bottom="0in" loext:contextual-spacing="false" style:line-height-at-least="0.2083in" fo:widows="1" fo:text-indent="0in" style:auto-text-indent="false" fo:padding="0in" fo:border="none"/>
    </style:style>
    <style:style style:name="P7" style:family="paragraph" style:parent-style-name="Text_20_body" style:list-style-name="L1">
      <style:paragraph-properties fo:margin-top="0in" fo:margin-bottom="0in" loext:contextual-spacing="false" style:line-height-at-least="0.2083in" fo:widows="1" fo:padding="0in" fo:border="none"/>
      <style:text-properties fo:font-variant="normal" fo:text-transform="none" fo:color="#333333" style:font-name="Helvetica Neue" fo:letter-spacing="normal" fo:font-style="normal" fo:font-weight="normal"/>
    </style:style>
    <style:style style:name="P8" style:family="paragraph" style:parent-style-name="Heading_20_1">
      <style:text-properties fo:font-variant="normal" fo:text-transform="none" fo:color="#333333" style:font-name="inherit" fo:font-size="9.75pt" fo:letter-spacing="normal" fo:font-style="normal" fo:font-weight="normal"/>
    </style:style>
    <style:style style:name="T1" style:family="text">
      <style:text-properties fo:font-variant="normal" fo:text-transform="none" fo:color="#333333" style:font-name="Helvetica Neue" fo:font-size="9.75pt" fo:letter-spacing="normal" fo:font-style="normal" fo:font-weight="bold"/>
    </style:style>
    <style:style style:name="T2" style:family="text">
      <style:text-properties fo:font-variant="normal" fo:text-transform="none" fo:color="#333333" style:font-name="Helvetica Neue" fo:font-size="9.75pt" fo:letter-spacing="normal" fo:font-style="normal" fo:font-weight="normal"/>
    </style:style>
    <style:style style:name="T3" style:family="text">
      <style:text-properties fo:font-variant="normal" fo:text-transform="none" fo:color="#333333" style:font-name="Helvetica Neue" fo:letter-spacing="normal" fo:font-style="normal" fo:font-weight="bold"/>
    </style:style>
    <style:style style:name="T4" style:family="text">
      <style:text-properties fo:font-variant="normal" fo:text-transform="none" fo:color="#333333" style:font-name="Helvetica Neue" fo:letter-spacing="normal" fo:font-style="normal" fo:font-weight="normal"/>
    </style:style>
    <style:style style:name="T5" style:family="text">
      <style:text-properties fo:font-weight="bold"/>
    </style:style>
    <style:style style:name="T6" style:family="text">
      <style:text-properties officeooo:rsid="00059135"/>
    </style:style>
    <style:style style:name="T7" style:family="text">
      <style:text-properties style:text-position="super 58%"/>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Code: Build a Vote Tracker</text:h>
      <text:list xml:id="list2361036122473061125" text:style-name="L1">
        <text:list-item>
          <text:p text:style-name="P6"><text:span text:style-name="T3">Due</text:span><text:span text:style-name="T4"> Wednesday by 6:30pm </text:span></text:p>
        </text:list-item>
        <text:list-item>
          <text:p text:style-name="P7"><text:span text:style-name="T5">Points</text:span> 10 </text:p>
        </text:list-item>
        <text:list-item>
          <text:p text:style-name="P7"><text:span text:style-name="T5">Submitting</text:span> a website url</text:p>
        </text:list-item>
      </text:list>
      <text:p text:style-name="P5"><text:span text:style-name="Strong_20_Emphasis"><text:span text:style-name="T1">GitHub:</text:span></text:span><text:span text:style-name="T2"><text:line-break/>Make a new repository in GitHub called 'Vote Tracker' and sync it with a new directory in your Code 201 folder.</text:span></text:p>
      <text:p text:style-name="P5"><text:span text:style-name="Strong_20_Emphasis"><text:span text:style-name="T1">HTML, CSS, &amp; JavaScript:</text:span></text:span><text:span text:style-name="T2"><text:line-break/>Build a page that enables a person to record preferences (via voting) among various versions of a class of items. For instance, choose among various vacation spots, restaurants, pets, etc. The vote tracker should show pictures of two items (from your list of at least 10). The items shown should be randomly chosen. The person viewing the page chooses the preferred item, the result is recorded, and two new choices should be shown.</text:span></text:p>
      <text:p text:style-name="P5"><text:span text:style-name="Strong_20_Emphasis"><text:span text:style-name="T1">JS Library:</text:span></text:span><text:span text:style-name="T2"><text:line-break/>After every choice, the results of the data collection should be shown in a graph using a charting library.</text:span></text:p>
      <text:p text:style-name="P5"><text:span text:style-name="Strong_20_Emphasis"><text:span text:style-name="T1">Git:</text:span></text:span><text:span text:style-name="T2"><text:line-break/>Sync the folder contents with your new GitHub repository. Post your branch URL to the assignment.</text:span></text:p>
      <text:p text:style-name="P5"><text:span text:style-name="Strong_20_Emphasis"><text:span text:style-name="T1">Feedback:</text:span></text:span><text:span text:style-name="T2"> Please record any comments, observations, or ah-ha moments that you had with this assignment.</text:span></text:p>
      <text:p text:style-name="Standard"/>
      <text:p text:style-name="P3">1 category with at least 10 items:</text:p>
      <text:p text:style-name="P3"><text:tab/>track: </text:p>
      <text:p text:style-name="P3"><text:tab/><text:tab/>items displayed;</text:p>
      <text:p text:style-name="P3"><text:tab/><text:tab/>items upvoted;</text:p>
      <text:p text:style-name="P3"/>
      <text:p text:style-name="P3"><text:tab/>do:</text:p>
      <text:p text:style-name="P3"><text:tab/><text:tab/>display 2x items;</text:p>
      <text:p text:style-name="P3"><text:tab/><text:tab/>record click event (vote);</text:p>
      <text:p text:style-name="P3"><text:tab/><text:tab/>update chart;</text:p>
      <text:p text:style-name="P3"><text:tab/><text:tab/>clear images;</text:p>
      <text:p text:style-name="P3"><text:tab/><text:tab/>iterate;</text:p>
      <text:p text:style-name="P3"/>
      <text:p text:style-name="P3"><text:tab/>objects: <text:tab/><text:tab/><text:tab/><text:tab/><text:span text:style-name="T6">Favorites:</text:span></text:p>
      <text:p text:style-name="P3"><text:tab/><text:tab/>items (array of pics);<text:tab/><text:tab/><text:tab/><text:span text:style-name="T6">picture</text:span></text:p>
      <text:p text:style-name="P3"><text:tab/><text:tab/><text:tab/><text:span text:style-name="T6">name (of pic);<text:tab/><text:tab/><text:tab/>name (called “label”)</text:span></text:p>
      <text:p text:style-name="P3"><text:tab/><text:tab/><text:tab/><text:span text:style-name="T6">pic value;<text:tab/><text:tab/><text:tab/>votes (called “y”)</text:span></text:p>
      <text:p text:style-name="P3"><text:tab/><text:tab/><text:tab/>voted <text:span text:style-name="T6">total</text:span>);</text:p>
      <text:p text:style-name="P3"/>
      <text:p text:style-name="P4">get random number, disp item, get 2<text:span text:style-name="T7">nd</text:span> random #, compare to first:</text:p>
      <text:p text:style-name="P4"><text:tab/><text:tab/><text:tab/><text:tab/>if same, get new random#</text:p>
      <text:p text:style-name="P4"><text:tab/><text:tab/><text:tab/><text:tab/>if different, get 2<text:span text:style-name="T7">nd</text:span> image</text:p>
      <text:p text:style-name="P4">set event handler:</text:p>
      <text:p text:style-name="P2"><text:soft-page-break/></text:p>
      <text:p text:style-name="P1">Gonna need an object/array to hold the values of the pics;</text:p>
      <text:p text:style-name="P1">Gonna need an object/array/variable to track increment of votes;</text:p>
      <text:p text:style-name="P1"/>
      <text:p text:style-name="P4">10 beverages:</text:p>
      <text:p text:style-name="P4">beer</text:p>
      <text:p text:style-name="P4">wine</text:p>
      <text:p text:style-name="P4">tea</text:p>
      <text:p text:style-name="P4">soda</text:p>
      <text:p text:style-name="P4">sports drink</text:p>
      <text:p text:style-name="P4">energy drink</text:p>
      <text:p text:style-name="P4">coffee</text:p>
      <text:p text:style-name="P4">water</text:p>
      <text:p text:style-name="P4">protein shake</text:p>
      <text:p text:style-name="P4">fruit juice</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3T19:52:16.538511816</meta:creation-date>
    <dc:date>2015-11-23T21:40:32.081860575</dc:date>
    <meta:editing-duration>PT1H11M55S</meta:editing-duration>
    <meta:editing-cycles>4</meta:editing-cycles>
    <meta:generator>LibreOffice/5.0.2.2$Linux_X86_64 LibreOffice_project/00m0$Build-2</meta:generator>
    <meta:document-statistic meta:table-count="0" meta:image-count="0" meta:object-count="0" meta:page-count="2" meta:paragraph-count="41" meta:word-count="276" meta:character-count="1654" meta:non-whitespace-character-count="1373"/>
  </office:meta>
</office:document-meta>
</file>